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88d8" officeooo:paragraph-rsid="000088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ption of what you have achieved so far :- </text:p>
      <text:p text:style-name="P1"><text:line-break/>Implementation of Ant Colony System as described in the paper. </text:p>
      <text:p text:style-name="P1">Tweaked the algorithm to have highest values in the visibility function. <text:line-break/><text:line-break/>Explain the paper with few diagrams</text:p>
      <text:p text:style-name="P1"/>
      <text:p text:style-name="P1"/>
      <text:p text:style-name="P1">Write code in Python and check to have some confidence over the language.</text:p>
      <text:p text:style-name="P1"/>
      <text:p text:style-name="P1">Prileminary Results: <text:line-break/><text:line-break/>Include the images for the iterations</text:p>
      <text:p text:style-name="P1"><text:line-break/><text:line-break/>Things to implement :<text:line-break/><text:line-break/>Improve the above implementation with few more tweaks and <text:s/>introduction of some parameters</text:p>
      <text:p text:style-name="P1">Ant System metaheuristic is still left. Comparison of both the results are lef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15:21:08.097542570</meta:creation-date>
    <dc:date>2015-11-15T15:27:07.475514220</dc:date>
    <meta:editing-duration>PT6M</meta:editing-duration>
    <meta:editing-cycles>1</meta:editing-cycles>
    <meta:document-statistic meta:table-count="0" meta:image-count="0" meta:object-count="0" meta:page-count="1" meta:paragraph-count="7" meta:word-count="87" meta:character-count="550" meta:non-whitespace-character-count="459"/>
    <meta:generator>LibreOffice/4.4.6.3$Linux_X86_64 LibreOffice_project/40m0$Build-3</meta:generator>
  </office:meta>
</office:document-meta>
</file>